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b15ee" officeooo:paragraph-rsid="000b15ee" style:font-size-asian="9pt" style:font-size-complex="9pt"/>
    </style:style>
    <style:style style:name="P2" style:family="paragraph" style:parent-style-name="Standard">
      <style:text-properties fo:font-size="9pt" officeooo:rsid="000b15ee" officeooo:paragraph-rsid="000c33f5" style:font-size-asian="9pt" style:font-size-complex="9pt"/>
    </style:style>
    <style:style style:name="P3" style:family="paragraph" style:parent-style-name="Standard">
      <style:text-properties fo:font-size="9pt" officeooo:rsid="000b15ee" officeooo:paragraph-rsid="000c8c9a" style:font-size-asian="9pt" style:font-size-complex="9pt"/>
    </style:style>
    <style:style style:name="P4" style:family="paragraph" style:parent-style-name="Standard">
      <style:text-properties fo:font-size="9pt" officeooo:rsid="000b15ee" officeooo:paragraph-rsid="000e6587" style:font-size-asian="9pt" style:font-size-complex="9pt"/>
    </style:style>
    <style:style style:name="P5" style:family="paragraph" style:parent-style-name="Standard">
      <style:text-properties fo:font-size="9pt" officeooo:rsid="000b15ee" officeooo:paragraph-rsid="001663aa" style:font-size-asian="9pt" style:font-size-complex="9pt"/>
    </style:style>
    <style:style style:name="P6" style:family="paragraph" style:parent-style-name="Standard">
      <style:text-properties fo:font-size="9pt" officeooo:rsid="000b15ee" officeooo:paragraph-rsid="002190e2" style:font-size-asian="9pt" style:font-size-complex="9pt"/>
    </style:style>
    <style:style style:name="P7" style:family="paragraph" style:parent-style-name="Standard">
      <style:text-properties fo:font-size="9pt" officeooo:rsid="000f8183" officeooo:paragraph-rsid="000f8183" style:font-size-asian="9pt" style:font-size-complex="9pt"/>
    </style:style>
    <style:style style:name="P8" style:family="paragraph" style:parent-style-name="Standard">
      <style:text-properties fo:font-size="9pt" officeooo:rsid="001cc490" officeooo:paragraph-rsid="001cc490" style:font-size-asian="9pt" style:font-size-complex="9pt"/>
    </style:style>
    <style:style style:name="P9" style:family="paragraph" style:parent-style-name="Standard">
      <style:text-properties fo:font-size="9pt" officeooo:rsid="001cc490" officeooo:paragraph-rsid="001cdb4e" style:font-size-asian="9pt" style:font-size-complex="9pt"/>
    </style:style>
    <style:style style:name="P10" style:family="paragraph" style:parent-style-name="Standard">
      <style:text-properties fo:font-size="9pt" officeooo:rsid="001cc490" officeooo:paragraph-rsid="001e4c7b" style:font-size-asian="9pt" style:font-size-complex="9pt"/>
    </style:style>
    <style:style style:name="P11" style:family="paragraph" style:parent-style-name="Standard">
      <style:text-properties fo:font-size="9pt" officeooo:rsid="001cc490" officeooo:paragraph-rsid="0020ac52" style:font-size-asian="9pt" style:font-size-complex="9pt"/>
    </style:style>
    <style:style style:name="P12" style:family="paragraph" style:parent-style-name="Standard">
      <style:text-properties fo:font-size="9pt" officeooo:rsid="0022ccae" officeooo:paragraph-rsid="0022ccae" style:font-size-asian="9pt" style:font-size-complex="9pt"/>
    </style:style>
    <style:style style:name="P13" style:family="paragraph" style:parent-style-name="Standard">
      <style:text-properties officeooo:paragraph-rsid="000b15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0e2" style:font-weight-asian="bold" style:font-weight-complex="bold"/>
    </style:style>
    <style:style style:name="T3" style:family="text">
      <style:text-properties fo:font-weight="bold" officeooo:rsid="0022ccae" style:font-weight-asian="bold" style:font-weight-complex="bold"/>
    </style:style>
    <style:style style:name="T4" style:family="text">
      <style:text-properties fo:font-weight="bold" officeooo:rsid="0025eacd" style:font-weight-asian="bold" style:font-weight-complex="bold"/>
    </style:style>
    <style:style style:name="T5" style:family="text">
      <style:text-properties style:font-name="Courier"/>
    </style:style>
    <style:style style:name="T6" style:family="text">
      <style:text-properties style:font-name="Courier" fo:font-size="9pt" officeooo:rsid="000b15ee" style:font-size-asian="9pt" style:font-size-complex="9pt"/>
    </style:style>
    <style:style style:name="T7" style:family="text">
      <style:text-properties style:font-name="Courier" officeooo:rsid="000c33f5"/>
    </style:style>
    <style:style style:name="T8" style:family="text">
      <style:text-properties fo:font-size="9pt" officeooo:rsid="000b15ee" style:font-size-asian="9pt" style:font-size-complex="9pt"/>
    </style:style>
    <style:style style:name="T9" style:family="text">
      <style:text-properties fo:font-size="9pt" fo:font-weight="bold" officeooo:rsid="000b15ee" style:font-size-asian="9pt" style:font-weight-asian="bold" style:font-size-complex="9pt" style:font-weight-complex="bold"/>
    </style:style>
    <style:style style:name="T10" style:family="text">
      <style:text-properties fo:font-size="9pt" fo:font-style="italic" officeooo:rsid="000b15ee" style:font-size-asian="9pt" style:font-style-asian="italic" style:font-size-complex="9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c33f5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Courier"/>
    </style:style>
    <style:style style:name="T15" style:family="text">
      <style:text-properties style:text-position="sub 58%" fo:font-size="9pt" fo:font-style="italic" officeooo:rsid="000b15ee" style:font-size-asian="9pt" style:font-style-asian="italic" style:font-size-complex="9pt" style:font-style-complex="italic"/>
    </style:style>
    <style:style style:name="T16" style:family="text">
      <style:text-properties style:text-position="sub 58%" style:font-name="Liberation Serif"/>
    </style:style>
    <style:style style:name="T17" style:family="text">
      <style:text-properties style:text-position="sub 58%" style:font-name="Liberation Serif" fo:font-size="9pt" fo:font-style="italic" officeooo:rsid="000b15ee" style:font-size-asian="9pt" style:font-style-asian="italic" style:font-size-complex="9pt" style:font-style-complex="italic"/>
    </style:style>
    <style:style style:name="T18" style:family="text">
      <style:text-properties style:text-position="sub 58%" style:font-name="Liberation Serif" fo:font-style="italic" style:font-style-asian="italic" style:font-style-complex="italic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9pt" fo:font-style="italic" officeooo:rsid="000b15ee" style:font-size-asian="9pt" style:font-style-asian="italic" style:font-size-complex="9pt" style:font-style-complex="italic"/>
    </style:style>
    <style:style style:name="T22" style:family="text">
      <style:text-properties style:font-name="Liberation Serif" fo:font-size="9pt" officeooo:rsid="000b15ee" style:font-size-asian="9pt" style:font-size-complex="9pt"/>
    </style:style>
    <style:style style:name="T23" style:family="text">
      <style:text-properties style:font-name="Liberation Serif" fo:font-style="italic" style:font-style-asian="italic" style:font-style-complex="italic"/>
    </style:style>
    <style:style style:name="T24" style:family="text">
      <style:text-properties officeooo:rsid="000c33f5"/>
    </style:style>
    <style:style style:name="T25" style:family="text">
      <style:text-properties style:font-name="Liberation Serif1" officeooo:rsid="000c33f5" style:font-name-asian="Liberation Serif1" style:font-name-complex="Liberation Serif1"/>
    </style:style>
    <style:style style:name="T26" style:family="text">
      <style:text-properties style:font-name="Liberation Serif1" officeooo:rsid="000c8c9a" style:font-name-asian="Liberation Serif1" style:font-name-complex="Liberation Serif1"/>
    </style:style>
    <style:style style:name="T27" style:family="text">
      <style:text-properties style:font-name="Liberation Serif1" fo:font-weight="bold" officeooo:rsid="002190e2" style:font-name-asian="Liberation Serif1" style:font-weight-asian="bold" style:font-name-complex="Liberation Serif1" style:font-weight-complex="bold"/>
    </style:style>
    <style:style style:name="T28" style:family="text">
      <style:text-properties style:font-name="Liberation Serif1" fo:font-weight="bold" officeooo:rsid="0022ccae" style:font-name-asian="Liberation Serif1" style:font-weight-asian="bold" style:font-name-complex="Liberation Serif1" style:font-weight-complex="bold"/>
    </style:style>
    <style:style style:name="T29" style:family="text">
      <style:text-properties officeooo:rsid="000c8c9a"/>
    </style:style>
    <style:style style:name="T30" style:family="text">
      <style:text-properties officeooo:rsid="001061f6"/>
    </style:style>
    <style:style style:name="T31" style:family="text">
      <style:text-properties officeooo:rsid="0013c0c0"/>
    </style:style>
    <style:style style:name="T32" style:family="text">
      <style:text-properties officeooo:rsid="0013d0c4"/>
    </style:style>
    <style:style style:name="T33" style:family="text">
      <style:text-properties officeooo:rsid="0015e1b1"/>
    </style:style>
    <style:style style:name="T34" style:family="text">
      <style:text-properties officeooo:rsid="00171449"/>
    </style:style>
    <style:style style:name="T35" style:family="text">
      <style:text-properties officeooo:rsid="001cdb4e"/>
    </style:style>
    <style:style style:name="T36" style:family="text">
      <style:text-properties officeooo:rsid="001f131d"/>
    </style:style>
    <style:style style:name="T37" style:family="text">
      <style:text-properties officeooo:rsid="002190e2"/>
    </style:style>
    <style:style style:name="T38" style:family="text">
      <style:text-properties officeooo:rsid="0022ccae"/>
    </style:style>
    <style:style style:name="T39" style:family="text">
      <style:text-properties officeooo:rsid="002429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2">This is supposed to be a set-theoretic description of the abstract semantics of the Cimmpl programming language. </text:span></text:p>
      <text:p text:style-name="P5"/>
      <text:p text:style-name="P5"><text:span text:style-name="T32">The following features of Cimmpl are not</text:span> model<text:span text:style-name="T33">led here</text:span>: automatic type inference, overloading, templates, <text:span text:style-name="T34">input, module system, mutability markers,</text:span> ...</text:p>
      <text:p text:style-name="P1"/>
      <text:p text:style-name="P1"/>
      <text:p text:style-name="P1">Let <text:span text:style-name="T1">Types</text:span> be the set of possibly infinitely long syntactical constructions</text:p>
      <text:p text:style-name="P1"><text:s text:c="4"/></text:p>
      <text:p text:style-name="P1"><text:s text:c="4"/>{ <text:span text:style-name="T5">NILTYPE&lt; &gt;</text:span>, <text:span text:style-name="T5">BOOLTYPE&lt; &gt;</text:span>, </text:p>
      <text:p text:style-name="P1"><text:span text:style-name="T5"><text:s text:c="3"/>INTTYPE&lt; &gt;</text:span>, <text:span text:style-name="T5">I8TYPE&lt; &gt;</text:span>, <text:span text:style-name="T5">I16TYPE&lt; &gt;</text:span>, <text:span text:style-name="T5">I32TYPE&lt; &gt;</text:span>, <text:span text:style-name="T5">I64TYPE&lt; &gt;</text:span>,</text:p>
      <text:p text:style-name="P1"><text:s text:c="7"/><text:span text:style-name="T5">UINTTYPE&lt; &gt;</text:span>, <text:span text:style-name="T5">U8TYPE&lt; &gt;</text:span>, <text:span text:style-name="T5">U16TYPE&lt; &gt;</text:span>, <text:span text:style-name="T5">U32TYPE&lt; &gt;</text:span>, <text:span text:style-name="T5">U64TYPE&lt; &gt;</text:span> } </text:p>
      <text:p text:style-name="P13"><text:span text:style-name="T8"><text:tab/>∪ </text:span><text:span text:style-name="T9">Arraytypes</text:span><text:span text:style-name="T8"> ∪ </text:span><text:span text:style-name="T9">Structtypes</text:span><text:span text:style-name="T8"> ∪ </text:span><text:span text:style-name="T9">VariantBoxTypes</text:span><text:span text:style-name="T8">,</text:span></text:p>
      <text:p text:style-name="P1"/>
      <text:p text:style-name="P1"><text:s text:c="4"/>where </text:p>
      <text:p text:style-name="P1"/>
      <text:p text:style-name="P1"><text:s text:c="8"/><text:span text:style-name="T1">Arraytypes</text:span> is the set of possibly infinitely long syntactical constructions</text:p>
      <text:p text:style-name="P1"/>
      <text:p text:style-name="P13"><text:span text:style-name="T8"><text:s text:c="12"/>{ </text:span><text:span text:style-name="T6">ARRAYTYPE&lt; </text:span><text:span text:style-name="T21">t</text:span><text:span text:style-name="T6"> &gt;</text:span><text:span text:style-name="T8"> | </text:span><text:span text:style-name="T10">t ∈</text:span><text:span text:style-name="T8"> </text:span><text:span text:style-name="T9">Types</text:span><text:span text:style-name="T8"> },</text:span></text:p>
      <text:p text:style-name="P1"/>
      <text:p text:style-name="P1"><text:s text:c="8"/><text:span text:style-name="T1">Structtypes</text:span> is the set of possibly infinitely long syntactical constructions</text:p>
      <text:p text:style-name="P1"/>
      <text:p text:style-name="P13"><text:span text:style-name="T8"><text:s text:c="12"/>{ </text:span><text:span text:style-name="T6">STRUCTTYPE&lt; </text:span><text:span text:style-name="T21">tag</text:span><text:span text:style-name="T6">, </text:span><text:span text:style-name="T21">post</text:span><text:span text:style-name="T17">1</text:span><text:span text:style-name="T6">, </text:span><text:span text:style-name="T21">post</text:span><text:span text:style-name="T17">2</text:span><text:span text:style-name="T6">,</text:span><text:span text:style-name="T22">... </text:span><text:span text:style-name="T21">post</text:span><text:span text:style-name="T17">n</text:span><text:span text:style-name="T6"> &gt;</text:span><text:span text:style-name="T8"> | </text:span><text:span text:style-name="T10">tag</text:span><text:span text:style-name="T8"> ∈ </text:span><text:span text:style-name="T9">Structtags</text:span><text:span text:style-name="T8">,</text:span><text:span text:style-name="T10"> post</text:span><text:span text:style-name="T15">1</text:span><text:span text:style-name="T8"> ... </text:span><text:span text:style-name="T10">post</text:span><text:span text:style-name="T15">n</text:span><text:span text:style-name="T10"> ∈</text:span><text:span text:style-name="T8"> </text:span><text:span text:style-name="T9">Structposts</text:span><text:span text:style-name="T8"> },</text:span></text:p>
      <text:p text:style-name="P1"/>
      <text:p text:style-name="P1"><text:s text:c="12"/>where</text:p>
      <text:p text:style-name="P1"/>
      <text:p text:style-name="P1"><text:s text:c="16"/><text:span text:style-name="T1">Structtags</text:span> is the set of allowed sequences of struct tag characters,</text:p>
      <text:p text:style-name="P1"/>
      <text:p text:style-name="P1"><text:s text:c="16"/><text:span text:style-name="T1">Structposts </text:span>is the set of tuples</text:p>
      <text:p text:style-name="P1"/>
      <text:p text:style-name="P1"><text:s text:c="20"/>{ (<text:span text:style-name="T11">structpostIdentifier</text:span>, <text:span text:style-name="T11">t</text:span>) | <text:span text:style-name="T11">structpostIdentifier</text:span> ∈ <text:span text:style-name="T1">StructpostIdentifiers</text:span>, <text:span text:style-name="T11">t</text:span> ∈ <text:span text:style-name="T1">Types</text:span> },</text:p>
      <text:p text:style-name="P1"/>
      <text:p text:style-name="P1"><text:s text:c="20"/>where</text:p>
      <text:p text:style-name="P1"/>
      <text:p text:style-name="P1"><text:s text:c="24"/><text:span text:style-name="T1">StructpostIdentifiers</text:span> is the set of allowed sequences of struct post identifier characters,</text:p>
      <text:p text:style-name="P1"/>
      <text:p text:style-name="P1"><text:s text:c="4"/></text:p>
      <text:p text:style-name="P1"><text:s text:c="8"/><text:span text:style-name="T1">VariantBoxTypes</text:span> is the set of possibly infinitely long syntactical constructions <text:s text:c="11"/></text:p>
      <text:p text:style-name="P1"/>
      <text:p text:style-name="P1"><text:s text:c="12"/>{ <text:span text:style-name="T5">VARIANTBOXTYPE&lt; </text:span><text:span text:style-name="T20">t</text:span><text:span text:style-name="T16">1</text:span><text:span text:style-name="T5">, </text:span><text:span text:style-name="T23">t</text:span><text:span text:style-name="T18">2</text:span><text:span text:style-name="T5">, ... </text:span><text:span text:style-name="T23">t</text:span><text:span text:style-name="T18">n</text:span><text:span text:style-name="T5"> &gt;</text:span> | <text:span text:style-name="T11">n</text:span> &gt; 1, <text:span text:style-name="T23">t</text:span><text:span text:style-name="T18">1</text:span><text:span text:style-name="T23"> ... t</text:span><text:span text:style-name="T18">n</text:span> ∈ <text:span text:style-name="T1">Types</text:span> }.</text:p>
      <text:p text:style-name="P1"/>
      <text:p text:style-name="P1"/>
      <text:p text:style-name="P1"/>
      <text:p text:style-name="P1">Define the function </text:p>
      <text:p text:style-name="P1"/>
      <text:p text:style-name="P1"><text:s text:c="4"/>typenumberfunction : <text:span text:style-name="T1">Types</text:span> <text:span text:style-name="T25">→</text:span><text:span text:style-name="T28">Typenumbers</text:span>,</text:p>
      <text:p text:style-name="P1"><text:s/></text:p>
      <text:p text:style-name="P6"><text:s text:c="4"/>defined such that it is bijective, <text:span text:style-name="T37">and </text:span><text:span text:style-name="T3">Typenumbers</text:span><text:span text:style-name="T37"> ⊆ </text:span><text:span text:style-name="T2">N</text:span>.</text:p>
      <text:p text:style-name="P1"/>
      <text:p text:style-name="P1">TODO: Prove that at least one such function exists.</text:p>
      <text:p text:style-name="P1"/>
      <text:p text:style-name="P1"/>
      <text:p text:style-name="P1">Let the reverse function of typenumberfunction be known as</text:p>
      <text:p text:style-name="P1"/>
      <text:p text:style-name="P2"><text:s text:c="4"/>reversetypenumberfunction : <text:span text:style-name="T3">Typenumbers</text:span> <text:span text:style-name="T25">→</text:span> <text:span text:style-name="T1">Types</text:span>.</text:p>
      <text:p text:style-name="P2"/>
      <text:p text:style-name="P2"/>
      <text:p text:style-name="P7">(If the above two <text:span text:style-name="T31">function</text:span> definitions aren't possible, we should instead have types <text:span text:style-name="T30">directly</text:span> as parts of our value constructions (see below), which will then not be guaranteed to be finite syntactical constructions. Which is probably not a big deal.)</text:p>
      <text:p text:style-name="P1"/>
      <text:p text:style-name="P12">TODO NOTE: Actually we need two such pairs of functions – one function pair for arrays and another pair for <text:span text:style-name="T39">variant-boxes</text:span>. </text:p>
      <text:p text:style-name="P1"/>
      <text:p text:style-name="P1"/>
      <text:p text:style-name="P1">Define the function </text:p>
      <text:p text:style-name="P1"/>
      <text:p text:style-name="P2"><text:s text:c="4"/><text:span text:style-name="T29">valuerange</text:span> : <text:span text:style-name="T1">Types</text:span> <text:span text:style-name="T25">→</text:span> <text:span text:style-name="T1">Valuesets</text:span>,</text:p>
      <text:p text:style-name="P1"/>
      <text:p text:style-name="P1"><text:s text:c="4"/>where <text:span text:style-name="T1">Valuesets</text:span> is the set of possible subsets of the set <text:span text:style-name="T1">Values</text:span>,</text:p>
      <text:p text:style-name="P1"/>
      <text:p text:style-name="P1"><text:s text:c="8"/>where <text:span text:style-name="T1">Values</text:span> is the set </text:p>
      <text:p text:style-name="P1"><text:soft-page-break/></text:p>
      <text:p text:style-name="P2"><text:s text:c="12"/><text:span text:style-name="T1">Nilvalues</text:span> ∪ <text:span text:style-name="T1">Boolvalues</text:span> ∪ <text:span text:style-name="T1">Intvalues</text:span> ∪ ... ∪<text:span text:style-name="T24"> </text:span><text:span text:style-name="T1">Arrayvalues</text:span> ∪ <text:span text:style-name="T1">Structvalues</text:span> ∪ <text:span text:style-name="T1">VariantBoxValues</text:span>,</text:p>
      <text:p text:style-name="P1"/>
      <text:p text:style-name="P1"><text:s text:c="12"/>where</text:p>
      <text:p text:style-name="P1"/>
      <text:p text:style-name="P1"><text:s text:c="16"/><text:span text:style-name="T1">Nilvalues</text:span> is the set of constructions</text:p>
      <text:p text:style-name="P1"/>
      <text:p text:style-name="P1"><text:s text:c="20"/>{ <text:span text:style-name="T5">NIL&lt; &gt;</text:span> },</text:p>
      <text:p text:style-name="P1"/>
      <text:p text:style-name="P1"><text:s text:c="16"/><text:span text:style-name="T1">Boolvalues</text:span> is the set of constructions</text:p>
      <text:p text:style-name="P1"/>
      <text:p text:style-name="P1"><text:s text:c="20"/>{ <text:span text:style-name="T5">TRUE</text:span><text:span text:style-name="T7">&lt; &gt;</text:span> , <text:span text:style-name="T5">FALSE</text:span><text:span text:style-name="T7">&lt; &gt;</text:span> <text:s/>},</text:p>
      <text:p text:style-name="P1"/>
      <text:p text:style-name="P1"><text:s text:c="16"/><text:span text:style-name="T1">Intvalues</text:span> is the set of constructions</text:p>
      <text:p text:style-name="P1"/>
      <text:p text:style-name="P1"><text:s text:c="20"/>{ <text:span text:style-name="T5">INTVALUE&lt; </text:span><text:span text:style-name="T23">i</text:span><text:span text:style-name="T5"> &gt;</text:span> }, where <text:span text:style-name="T11">i</text:span> is any integer in the signed range defined by the targeted computer's wordsize,</text:p>
      <text:p text:style-name="P1"/>
      <text:p text:style-name="P1"><text:s text:c="16"/>...</text:p>
      <text:p text:style-name="P1"/>
      <text:p text:style-name="P1"><text:s text:c="16"/><text:span text:style-name="T1">Arrayvalues</text:span> is the subset of finitely long syntactical constructions, of the set of syntactical constructions</text:p>
      <text:p text:style-name="P1"/>
      <text:p text:style-name="P2"><text:s text:c="20"/>{ <text:span text:style-name="T5">ARRAYVALUE&lt; </text:span><text:span text:style-name="T23">arraytypenumber</text:span><text:span text:style-name="T5">, </text:span><text:span text:style-name="T23">v</text:span><text:span text:style-name="T18">1</text:span><text:span text:style-name="T5">, </text:span><text:span text:style-name="T23">v</text:span><text:span text:style-name="T18">2</text:span><text:span text:style-name="T5">, ... </text:span><text:span text:style-name="T23">v</text:span><text:span text:style-name="T18">n</text:span><text:span text:style-name="T5"> &gt;</text:span> | <text:span text:style-name="T23">arraytypenumber</text:span> ∈ <text:span text:style-name="T4">Arrayt</text:span><text:span text:style-name="T3">ypenumbers</text:span>, <text:span text:style-name="T11">v</text:span><text:span text:style-name="T19">1</text:span> ... <text:span text:style-name="T11">v</text:span><text:span text:style-name="T19">n</text:span> ∈ <text:span text:style-name="T1">Values</text:span> },</text:p>
      <text:p text:style-name="P1"/>
      <text:p text:style-name="P1"/>
      <text:p text:style-name="P1"><text:s text:c="16"/><text:span text:style-name="T1">Structvalues</text:span> is the subset of finitely long syntactical constructions, of the set of syntactical constructions</text:p>
      <text:p text:style-name="P1"/>
      <text:p text:style-name="P2"><text:s text:c="20"/>{ <text:span text:style-name="T5">STRUCTVALUE&lt; </text:span><text:span text:style-name="T23">tagg</text:span><text:span text:style-name="T5">, </text:span><text:span text:style-name="T23">valuepost</text:span><text:span text:style-name="T18">1</text:span><text:span text:style-name="T5">, </text:span><text:span text:style-name="T23">valuepost</text:span><text:span text:style-name="T18">2</text:span><text:span text:style-name="T5">, ... </text:span><text:span text:style-name="T23">valuepost</text:span><text:span text:style-name="T18">n</text:span><text:span text:style-name="T5"> &gt;</text:span> </text:p>
      <text:p text:style-name="P2"><text:tab/><text:tab/>| <text:span text:style-name="T11">tagg</text:span> ∈ <text:span text:style-name="T1">Structtags</text:span>, <text:span text:style-name="T11">valuepost</text:span><text:span text:style-name="T19">1 </text:span>... <text:span text:style-name="T11">valuepost</text:span><text:span text:style-name="T19">n</text:span> ∈ <text:span text:style-name="T1">StructvaluePosts</text:span> }</text:p>
      <text:p text:style-name="P1"><text:s text:c="20"/></text:p>
      <text:p text:style-name="P1"><text:s text:c="20"/>where</text:p>
      <text:p text:style-name="P1"/>
      <text:p text:style-name="P1"><text:s text:c="24"/><text:span text:style-name="T1">StructvaluePosts</text:span> is the set of tuples</text:p>
      <text:p text:style-name="P1"/>
      <text:p text:style-name="P2"><text:s text:c="28"/>{ (<text:span text:style-name="T11">structvalueIdentifier</text:span>, <text:span text:style-name="T11">v</text:span>) | <text:span text:style-name="T11">structvalueIdentif</text:span><text:span text:style-name="T12">i</text:span><text:span text:style-name="T11">er</text:span> ∈ <text:span text:style-name="T1">StructpostIdentifiers</text:span>, <text:span text:style-name="T11">v</text:span> ∈ <text:span text:style-name="T1">Values</text:span> },</text:p>
      <text:p text:style-name="P1"/>
      <text:p text:style-name="P1"><text:s text:c="16"/><text:span text:style-name="T1">VariantBoxValues</text:span> is the subset of finitely long syntactical constructions, of the set of syntactical constructions</text:p>
      <text:p text:style-name="P1"/>
      <text:p text:style-name="P2"><text:s text:c="28"/>{ <text:span text:style-name="T5">VARIANTBOXVALUE&lt; </text:span><text:span text:style-name="T23">variantboxtypenumber</text:span><text:span text:style-name="T5">, </text:span><text:span text:style-name="T23">v</text:span><text:span text:style-name="T5"> &gt;</text:span> | <text:span text:style-name="T11">variantboxtypenumber</text:span> ∈ <text:span text:style-name="T4">Variantboxtypenumbers</text:span>, <text:span text:style-name="T11">v</text:span> ∈ <text:span text:style-name="T1">Values</text:span> } <text:s text:c="8"/></text:p>
      <text:p text:style-name="P1"><text:s text:c="24"/></text:p>
      <text:p text:style-name="P1"/>
      <text:p text:style-name="P1"/>
      <text:p text:style-name="P1">such that</text:p>
      <text:p text:style-name="P1"><text:s text:c="5"/></text:p>
      <text:p text:style-name="P1"><text:s text:c="4"/><text:span text:style-name="T29">valuerange</text:span>(<text:span text:style-name="T5">NILTYPE&lt; &gt;</text:span>) = <text:span text:style-name="T1">Nilvalues</text:span>;</text:p>
      <text:p text:style-name="P1"/>
      <text:p text:style-name="P1"><text:s text:c="4"/><text:span text:style-name="T29">valuerange</text:span>(<text:span text:style-name="T5">BOOLTYPE&lt; &gt;</text:span>) = <text:span text:style-name="T1">Boolvalues</text:span>;</text:p>
      <text:p text:style-name="P1"/>
      <text:p text:style-name="P1"><text:s text:c="4"/><text:span text:style-name="T29">valuerange</text:span>(<text:span text:style-name="T5">INTTYPE&lt; &gt;</text:span>) = <text:span text:style-name="T1">Intvalues</text:span>;</text:p>
      <text:p text:style-name="P1"/>
      <text:p text:style-name="P1"><text:s text:c="4"/>...</text:p>
      <text:p text:style-name="P1"/>
      <text:p text:style-name="P1"><text:s text:c="4"/>for any construction <text:span text:style-name="T5">ARRAYTYPE&lt; </text:span><text:span text:style-name="T23">t</text:span><text:span text:style-name="T5"> &gt;</text:span> in <text:span text:style-name="T1">Arraytype</text:span>s, </text:p>
      <text:p text:style-name="P1"/>
      <text:p text:style-name="P1"><text:s text:c="8"/><text:span text:style-name="T29">valuerange</text:span>(<text:span text:style-name="T5">ARRAYTYPE&lt; </text:span><text:span text:style-name="T23">t</text:span><text:span text:style-name="T5"> &gt;</text:span>) = the subset of finitely long syntactical constructions of the set </text:p>
      <text:p text:style-name="P1"><text:s text:c="4"/></text:p>
      <text:p text:style-name="P3"><text:s text:c="12"/>{ <text:span text:style-name="T5">ARRAYVALUE&lt; </text:span><text:span text:style-name="T23">m</text:span><text:span text:style-name="T5">, </text:span><text:span text:style-name="T23">v</text:span><text:span text:style-name="T18">1</text:span><text:span text:style-name="T5">, </text:span><text:span text:style-name="T23">v</text:span><text:span text:style-name="T18">2</text:span><text:span text:style-name="T5">, ... </text:span><text:span text:style-name="T23">v</text:span><text:span text:style-name="T18">n</text:span><text:span text:style-name="T5"> &gt;</text:span> | <text:span text:style-name="T11">m</text:span> ∈ <text:span text:style-name="T1">N</text:span>, <text:span text:style-name="T11">v</text:span><text:span text:style-name="T19">1</text:span> ... <text:span text:style-name="T11">v</text:span><text:span text:style-name="T19">n</text:span> ∈ <text:span text:style-name="T1">Values</text:span> },</text:p>
      <text:p text:style-name="P1"/>
      <text:p text:style-name="P1"><text:s text:c="12"/>where</text:p>
      <text:p text:style-name="P1"/>
      <text:p text:style-name="P1"><text:s text:c="16"/><text:span text:style-name="T11">m</text:span> = typenumberfunction( <text:span text:style-name="T11">t </text:span>), </text:p>
      <text:p text:style-name="P1"/>
      <text:p text:style-name="P3"><text:s text:c="16"/>and where for any <text:span text:style-name="T11">v</text:span><text:span text:style-name="T19">i <text:s/></text:span><text:span text:style-name="T29">such that </text:span><text:span text:style-name="T11">i</text:span> ∈ <text:span text:style-name="T1">N</text:span>, <text:span text:style-name="T11">i</text:span> <text:span text:style-name="T26">≤</text:span> <text:span text:style-name="T11">n</text:span>,</text:p>
      <text:p text:style-name="P1"/>
      <text:p text:style-name="P3"><text:s text:c="20"/><text:span text:style-name="T11">v</text:span><text:span text:style-name="T19">i</text:span> ∈ <text:span text:style-name="T29">valuerange</text:span>(reversetypenumberfunction(<text:span text:style-name="T11">m</text:span>));</text:p>
      <text:p text:style-name="P1"/>
      <text:p text:style-name="P1"><text:s text:c="4"/>for any construction <text:span text:style-name="T5">STRUCTTYPE&lt; </text:span><text:span text:style-name="T23">tag</text:span><text:span text:style-name="T5">, </text:span><text:span text:style-name="T23">post</text:span><text:span text:style-name="T14">1</text:span><text:span text:style-name="T5">, </text:span><text:span text:style-name="T23">post</text:span><text:span text:style-name="T18">2</text:span><text:span text:style-name="T5">, ... </text:span><text:span text:style-name="T23">post</text:span><text:span text:style-name="T18">n</text:span><text:span text:style-name="T5"> &gt;</text:span> in <text:span text:style-name="T1">Structtypes</text:span>, <text:s text:c="11"/></text:p>
      <text:p text:style-name="P1"/>
      <text:p text:style-name="P3"><text:soft-page-break/><text:s text:c="8"/><text:span text:style-name="T29">valuerange</text:span>(<text:span text:style-name="T5">STRUCTTYPE&lt; </text:span><text:span text:style-name="T23">tag</text:span><text:span text:style-name="T5">, </text:span><text:span text:style-name="T23">post</text:span><text:span text:style-name="T18">1</text:span><text:span text:style-name="T5">, </text:span><text:span text:style-name="T23">post</text:span><text:span text:style-name="T18">2</text:span><text:span text:style-name="T5">, ... </text:span><text:span text:style-name="T23">post</text:span><text:span text:style-name="T18">n</text:span><text:span text:style-name="T5"> &gt;</text:span>) </text:p>
      <text:p text:style-name="P3"><text:tab/><text:tab/>= <text:span text:style-name="T29">t</text:span>he subset of finitely long syntactical constructions of the set</text:p>
      <text:p text:style-name="P1"/>
      <text:p text:style-name="P1"><text:s text:c="12"/>{ <text:span text:style-name="T5">STRUCTVALUE&lt; </text:span><text:span text:style-name="T23">tagg</text:span><text:span text:style-name="T5">, </text:span><text:span text:style-name="T23">p</text:span><text:span text:style-name="T18">1</text:span><text:span text:style-name="T5">, </text:span><text:span text:style-name="T20">p</text:span><text:span text:style-name="T16">2</text:span><text:span text:style-name="T5">, ... </text:span><text:span text:style-name="T23">p</text:span><text:span text:style-name="T18">k</text:span><text:span text:style-name="T5"> &gt;</text:span> },</text:p>
      <text:p text:style-name="P1"/>
      <text:p text:style-name="P1"><text:s text:c="12"/>where</text:p>
      <text:p text:style-name="P1"/>
      <text:p text:style-name="P1"><text:s text:c="16"/><text:span text:style-name="T11">k</text:span> = <text:span text:style-name="T11">n</text:span></text:p>
      <text:p text:style-name="P1"/>
      <text:p text:style-name="P1"><text:s text:c="16"/><text:span text:style-name="T11">tagg</text:span> = <text:span text:style-name="T11">tag</text:span>,</text:p>
      <text:p text:style-name="P1"/>
      <text:p text:style-name="P3"><text:s text:c="16"/>for all <text:span text:style-name="T23">post</text:span><text:span text:style-name="T18">i</text:span><text:span text:style-name="T13"> </text:span>= (<text:span text:style-name="T23">id</text:span><text:span text:style-name="T18">i</text:span>, <text:span text:style-name="T23">type</text:span><text:span text:style-name="T18">i</text:span>) <text:span text:style-name="T29">such that </text:span><text:span text:style-name="T11">i ∈</text:span> <text:span text:style-name="T1">N</text:span>, <text:span text:style-name="T11">i</text:span> <text:span text:style-name="T26">≤</text:span> <text:span text:style-name="T11">n</text:span>,</text:p>
      <text:p text:style-name="P1"/>
      <text:p text:style-name="P1"><text:s text:c="20"/><text:span text:style-name="T11">p</text:span><text:span text:style-name="T19">i</text:span> = (<text:span text:style-name="T11">idd</text:span><text:span text:style-name="T19">i</text:span> , <text:span text:style-name="T11">v</text:span><text:span text:style-name="T19">i</text:span>)</text:p>
      <text:p text:style-name="P1"><text:s text:c="4"/></text:p>
      <text:p text:style-name="P1"><text:s text:c="20"/>such that </text:p>
      <text:p text:style-name="P1"/>
      <text:p text:style-name="P1"><text:s text:c="24"/><text:span text:style-name="T11">idd</text:span><text:span text:style-name="T19">i</text:span> = <text:span text:style-name="T11">id</text:span><text:span text:style-name="T19">i</text:span>,</text:p>
      <text:p text:style-name="P1"><text:s text:c="4"/></text:p>
      <text:p text:style-name="P3"><text:s text:c="24"/><text:span text:style-name="T11">v</text:span><text:span text:style-name="T19">i</text:span> <text:span text:style-name="T11">∈</text:span> <text:span text:style-name="T29">valuerange</text:span>(<text:span text:style-name="T11">type</text:span><text:span text:style-name="T19">i</text:span>);</text:p>
      <text:p text:style-name="P1"/>
      <text:p text:style-name="P1"><text:s text:c="4"/>for any construction <text:span text:style-name="T5">VARIANTBOXTYPE&lt; </text:span><text:span text:style-name="T23">t</text:span><text:span text:style-name="T18">1</text:span><text:span text:style-name="T5">, </text:span><text:span text:style-name="T23">t</text:span><text:span text:style-name="T18">2</text:span><text:span text:style-name="T5">, ... </text:span><text:span text:style-name="T23">t</text:span><text:span text:style-name="T18">n</text:span><text:span text:style-name="T5"> &gt;</text:span> in <text:span text:style-name="T1">VariantBoxType</text:span>s,</text:p>
      <text:p text:style-name="P1"/>
      <text:p text:style-name="P1"><text:s text:c="9"/><text:span text:style-name="T29">valuerange</text:span>(<text:span text:style-name="T5">VARIANTBOXTYPE&lt; </text:span><text:span text:style-name="T23">t</text:span><text:span text:style-name="T18">1</text:span><text:span text:style-name="T5">, </text:span><text:span text:style-name="T23">t</text:span><text:span text:style-name="T18">2</text:span><text:span text:style-name="T5">, ... </text:span><text:span text:style-name="T23">t</text:span><text:span text:style-name="T18">n</text:span><text:span text:style-name="T5"> &gt;</text:span>) = the subset of finitely long syntactical constructions of the set</text:p>
      <text:p text:style-name="P1"/>
      <text:p text:style-name="P4"><text:s text:c="12"/>{ <text:span text:style-name="T5">VARIANTBOXVALUE&lt; </text:span><text:span text:style-name="T23">m</text:span><text:span text:style-name="T5">, </text:span><text:span text:style-name="T23">v</text:span><text:span text:style-name="T5"> &gt;</text:span> | <text:span text:style-name="T11">m</text:span> <text:span text:style-name="T11">∈</text:span> <text:span text:style-name="T1">N</text:span>, <text:span text:style-name="T11">v</text:span> <text:span text:style-name="T11">∈</text:span> <text:span text:style-name="T1">Values</text:span> },</text:p>
      <text:p text:style-name="P1"/>
      <text:p text:style-name="P1"><text:s text:c="12"/>where</text:p>
      <text:p text:style-name="P1"/>
      <text:p text:style-name="P4"><text:s text:c="16"/><text:span text:style-name="T11">m</text:span> <text:span text:style-name="T11">∈</text:span> { typenumberfunction(<text:span text:style-name="T11">typp</text:span>) | <text:span text:style-name="T11">typp</text:span> <text:span text:style-name="T11">∈</text:span> {<text:span text:style-name="T11">t</text:span><text:span text:style-name="T19">1</text:span>, <text:span text:style-name="T11">t</text:span><text:span text:style-name="T19">2</text:span>, ... <text:span text:style-name="T11">t</text:span><text:span text:style-name="T19">n</text:span>}},</text:p>
      <text:p text:style-name="P1"/>
      <text:p text:style-name="P4"><text:s text:c="16"/>v <text:span text:style-name="T11">∈ </text:span><text:span text:style-name="T29">valuerange</text:span>(reversetypenumberfunction(<text:span text:style-name="T11">m</text:span>)). </text:p>
      <text:p text:style-name="P4"/>
      <text:p text:style-name="P4"/>
      <text:p text:style-name="P4"/>
      <text:p text:style-name="P4"/>
      <text:p text:style-name="P8">Let Programs be the set of sequences</text:p>
      <text:p text:style-name="P8"/>
      <text:p text:style-name="P8"><text:s text:c="4"/>stmnt1, stmnt2, ... stmntn, <text:s text:c="5"/>such that s1 ... sn E Statements, n E N</text:p>
      <text:p text:style-name="P8"/>
      <text:p text:style-name="P8"><text:s text:c="4"/>where Statements is the set</text:p>
      <text:p text:style-name="P8"/>
      <text:p text:style-name="P8"><text:s text:c="8"/>AssignmentStatements U BlockStatements U ...</text:p>
      <text:p text:style-name="P8"/>
      <text:p text:style-name="P8"><text:s text:c="8"/>where</text:p>
      <text:p text:style-name="P8"><text:s text:c="4"/></text:p>
      <text:p text:style-name="P8"><text:s text:c="12"/>AssignmentStatements is the set of syntactical constructions</text:p>
      <text:p text:style-name="P8"/>
      <text:p text:style-name="P8"><text:s text:c="16"/>{ ASSIGNMENTSTATEMENT&lt; slotName, type, value &gt; | slotName E Slotnames, type E Types, value E Values },</text:p>
      <text:p text:style-name="P8"/>
      <text:p text:style-name="P8"><text:s text:c="12"/>BlockStatements is the set of syntactical constructions</text:p>
      <text:p text:style-name="P8"/>
      <text:p text:style-name="P8"><text:s text:c="16"/>{ BLOCKSTATEMENT&lt; stmnt1, stmnt2, ... stmntn &gt; | stmnt1 ... stmntn E Statements }.</text:p>
      <text:p text:style-name="P8"/>
      <text:p text:style-name="P8"><text:s text:c="16"/></text:p>
      <text:p text:style-name="P8"/>
      <text:p text:style-name="P8"/>
      <text:p text:style-name="P10">Let States <text:span text:style-name="T35">be the set (of wildly dissimilar elements) </text:span></text:p>
      <text:p text:style-name="P10"><text:span text:style-name="T35"><text:tab/></text:span></text:p>
      <text:p text:style-name="P10"><text:span text:style-name="T35"><text:tab/>OKStates U Errors</text:span></text:p>
      <text:p text:style-name="P9"><text:span text:style-name="T35">where </text:span></text:p>
      <text:p text:style-name="P9"><text:tab/><text:span text:style-name="T35">Errors is the set of syntactical constructions</text:span></text:p>
      <text:p text:style-name="P9"><text:tab/></text:p>
      <text:p text:style-name="P9"><text:tab/><text:span text:style-name="T35">{ ERROR&lt; &gt; }</text:span></text:p>
      <text:p text:style-name="P9"/>
      <text:p text:style-name="P9"><text:span text:style-name="T35"><text:s text:c="5"/><text:tab/>and OKStates </text:span>be the set of tuples</text:p>
      <text:p text:style-name="P8"/>
      <text:p text:style-name="P8"><text:s text:c="4"/><text:tab/><text:tab/>{ (valuestack, programCounter, slotmap, output) | valuestack E Valuestacks, programCounter E N, slotmap E Slotmaps, output E Outputs }</text:p>
      <text:p text:style-name="P8"><text:soft-page-break/></text:p>
      <text:p text:style-name="P8"><text:s text:c="4"/><text:tab/>where</text:p>
      <text:p text:style-name="P8"/>
      <text:p text:style-name="P8"><text:s text:c="8"/>Valuestacks is the set of sequences</text:p>
      <text:p text:style-name="P8"/>
      <text:p text:style-name="P8"><text:s text:c="12"/>v1, v2, ... vn <text:s text:c="11"/>such that v1 ... vn E Values, and n E N,</text:p>
      <text:p text:style-name="P8"/>
      <text:p text:style-name="P8"><text:s text:c="8"/>Slotmaps is the set of functions</text:p>
      <text:p text:style-name="P8"/>
      <text:p text:style-name="P8"><text:s text:c="12"/>f : slotnamesubset -&gt; N,</text:p>
      <text:p text:style-name="P8"/>
      <text:p text:style-name="P8"><text:s text:c="12"/>where slotnamesubset is any set E {s | s ⊆ Slotnames },</text:p>
      <text:p text:style-name="P8"/>
      <text:p text:style-name="P8"><text:s text:c="8"/>Outputs is the set of sequences</text:p>
      <text:p text:style-name="P8"/>
      <text:p text:style-name="P8"><text:s text:c="12"/>c1, c2, ... cn <text:s text:c="11"/>such that c1 ... cn are UTF8 characters, and n E N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efine the function</text:p>
      <text:p text:style-name="P8"/>
      <text:p text:style-name="P8"><text:s text:c="4"/>transformation : TransformationInputs -&gt; TransformationOutputs,</text:p>
      <text:p text:style-name="P8"/>
      <text:p text:style-name="P8"><text:s text:c="4"/>where</text:p>
      <text:p text:style-name="P8"/>
      <text:p text:style-name="P8"><text:s text:c="8"/>TransformationInputs is the set of tuples</text:p>
      <text:p text:style-name="P8"/>
      <text:p text:style-name="P8"><text:s text:c="12"/>{(stmnt, valuestack, slotmap, <text:span text:style-name="T36">programCounter</text:span>) | <text:s/>stmnt E Statements, valuestack E Valuestacks, slotmap E Slotmaps, <text:span text:style-name="T36">programCounter E N</text:span> },</text:p>
      <text:p text:style-name="P8"/>
      <text:p text:style-name="P8"><text:s text:c="8"/>TransformationOutputs is the set of tuples</text:p>
      <text:p text:style-name="P8"/>
      <text:p text:style-name="P8"><text:s text:c="12"/>{(valuestack, slotmap, output) | valuestack E Valuestacks, slotmap E Slotmaps, output E Outputs },</text:p>
      <text:p text:style-name="P8"/>
      <text:p text:style-name="P8"><text:s text:c="15"/>, <text:span text:style-name="T36">in union with the Errors set. </text:span></text:p>
      <text:p text:style-name="P8"/>
      <text:p text:style-name="P8">such that:</text:p>
      <text:p text:style-name="P8"/>
      <text:p text:style-name="P8"><text:s text:c="4"/>for any tuple (ASSIGNMENTSTATEMENT&lt; slotName, type, value &gt;, valuestack, slotmap) in TransformationInputs</text:p>
      <text:p text:style-name="P8"/>
      <text:p text:style-name="P8"><text:s text:c="8"/>transformation( (ASSIGNMENTSTATEMENT&lt; slotName, type, value &gt;, valuestack, slotmap) ) = (outvaluestack, outslotmap, outoutput),</text:p>
      <text:p text:style-name="P8"/>
      <text:p text:style-name="P8"><text:s text:c="8"/>where</text:p>
      <text:p text:style-name="P8"/>
      <text:p text:style-name="P8"><text:s text:c="12"/>slotmap = </text:p>
      <text:p text:style-name="P8"/>
      <text:p text:style-name="P8"><text:s text:c="12"/>outvaluestack = the sequence v1, v2, vn <text:s text:c="2"/>, v1 ... vn E Values</text:p>
      <text:p text:style-name="P8"/>
      <text:p text:style-name="P8"><text:s text:c="16"/>where</text:p>
      <text:p text:style-name="P8"><text:s text:c="20"/>v1, v2 ... vn-1 are equal to , if a value v cannot be found in valuestack such that <text:s text:c="2"/></text:p>
      <text:p text:style-name="P8"/>
      <text:p text:style-name="P8"><text:s text:c="4"/>for any tuple (BLOCKSTATEMENT&lt; stmnt1, stmnt2, ... stmntn &gt;, valuestack, slotmap) in TransformationInputs <text:s/></text:p>
      <text:p text:style-name="P8"/>
      <text:p text:style-name="P8"/>
      <text:p text:style-name="P8"/>
      <text:p text:style-name="P11">Let Executions be the set of sequences</text:p>
      <text:p text:style-name="P11"/>
      <text:p text:style-name="P11"><text:s text:c="4"/>s1, s2, ... sn <text:s text:c="19"/>such that s E States, and n E N. </text:p>
      <text:p text:style-name="P8"/>
      <text:p text:style-name="P8"/>
      <text:p text:style-name="P8"/>
      <text:p text:style-name="P8">Define the function</text:p>
      <text:p text:style-name="P8"><text:soft-page-break/></text:p>
      <text:p text:style-name="P8"><text:s text:c="4"/>model : Programs -&gt; Executions,</text:p>
      <text:p text:style-name="P8"/>
      <text:p text:style-name="P8"><text:s text:c="4"/>in the following way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Nilsson</meta:initial-creator>
    <meta:creation-date>2017-07-13T15:20:58.278021279</meta:creation-date>
    <meta:generator>LibreOffice/4.4.3.2$Linux_x86 LibreOffice_project/40m0$Build-2</meta:generator>
    <dc:date>2017-07-13T20:35:59.741201022</dc:date>
    <dc:creator>Martin Nilsson</dc:creator>
    <meta:editing-duration>PT3H56M36S</meta:editing-duration>
    <meta:editing-cycles>23</meta:editing-cycles>
    <meta:document-statistic meta:table-count="0" meta:image-count="0" meta:object-count="0" meta:page-count="5" meta:paragraph-count="140" meta:word-count="1065" meta:character-count="7952" meta:non-whitespace-character-count="5580"/>
  </office:meta>
</office:document-meta>
</file>